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a30" officeooo:paragraph-rsid="0000da30"/>
    </style:style>
    <style:style style:name="P2" style:family="paragraph" style:parent-style-name="Standard">
      <style:text-properties officeooo:rsid="0000da30" officeooo:paragraph-rsid="0000da30"/>
    </style:style>
    <style:style style:name="P3" style:family="paragraph" style:parent-style-name="Standard">
      <style:text-properties officeooo:rsid="0002c0fb" officeooo:paragraph-rsid="0002c0fb"/>
    </style:style>
    <style:style style:name="P4" style:family="paragraph" style:parent-style-name="Standard" style:list-style-name="L1">
      <style:text-properties officeooo:rsid="0002c0fb" officeooo:paragraph-rsid="0002c0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sistema deve verificar a diferença entre o estoque e a loja</text:p>
      <text:p text:style-name="P1">MERCADORIAS QUE TEM NO ESTOQUE E NAO TEM NA LOJA</text:p>
      <text:p text:style-name="P1"/>
      <text:p text:style-name="P1"/>
      <text:p text:style-name="P1"/>
      <text:p text:style-name="P1">ao gravar no estoque deve colocar no campo estoque o valor 1</text:p>
      <text:p text:style-name="P1">ao gravar na loja deve colocar no campo loja o valor 1</text:p>
      <text:p text:style-name="P1"/>
      <text:p text:style-name="P1">deve ter a pocao de usar ou nao essa configuracao</text:p>
      <text:p text:style-name="P1"/>
      <text:p text:style-name="P1">deve ter relatorio do que tem no estoque e nao tem na loja</text:p>
      <text:p text:style-name="P1"/>
      <text:p text:style-name="P1"/>
      <text:p text:style-name="P1"/>
      <text:p text:style-name="P1">“SELECT * FROM `coletor_exportar` WHERE local_estoque &gt; 0 and local_loja = 0”</text:p>
      <text:p text:style-name="P1"/>
      <text:p text:style-name="P1"/>
      <text:p text:style-name="P1"/>
      <text:p text:style-name="P3">O SISTEMA DEVE TER A OPCAO DE CAPTURAR MAIS INFORMACOES DA MERCADORIA</text:p>
      <text:p text:style-name="P3">COMO</text:p>
      <text:p text:style-name="P3"/>
      <text:list xml:id="list670463891" text:style-name="L1">
        <text:list-item>
          <text:p text:style-name="P4">DATA DE VALIDADE</text:p>
        </text:list-item>
        <text:list-item>
          <text:p text:style-name="P4">LOTE</text:p>
        </text:list-item>
        <text:list-item>
          <text:p text:style-name="P4">PRECO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0-15T15:28:32.136000000</dc:date>
    <meta:editing-duration>PT4M46S</meta:editing-duration>
    <meta:editing-cycles>3</meta:editing-cycles>
    <meta:document-statistic meta:table-count="0" meta:image-count="0" meta:object-count="0" meta:page-count="1" meta:paragraph-count="13" meta:word-count="103" meta:character-count="513" meta:non-whitespace-character-count="426"/>
  </office:meta>
</office:document-meta>
</file>